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1569b4d"/>
    </style:style>
    <style:style style:name="P2" style:family="paragraph" style:parent-style-name="Standard">
      <style:text-properties style:font-name="Bitstream Vera Sans3" style:font-name-complex="Arial2"/>
    </style:style>
    <style:style style:name="P3" style:family="paragraph" style:parent-style-name="Standard">
      <style:text-properties officeooo:rsid="010b73da" officeooo:paragraph-rsid="014163bf"/>
    </style:style>
    <style:style style:name="P4" style:family="paragraph" style:parent-style-name="Standard">
      <style:text-properties fo:font-size="9pt" officeooo:rsid="00f709c7" officeooo:paragraph-rsid="01569b4d" style:font-size-asian="9pt" style:font-size-complex="9pt"/>
    </style:style>
    <style:style style:name="P5" style:family="paragraph" style:parent-style-name="Standard">
      <style:text-properties fo:font-size="9pt" officeooo:rsid="00f709c7" officeooo:paragraph-rsid="01576bf5" style:font-size-asian="9pt" style:font-size-complex="9pt"/>
    </style:style>
    <style:style style:name="P6" style:family="paragraph" style:parent-style-name="Standard">
      <style:text-properties officeooo:paragraph-rsid="01576bf5"/>
    </style:style>
    <style:style style:name="P7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officeooo:paragraph-rsid="01576bf5"/>
    </style:style>
    <style:style style:name="P8" style:family="paragraph" style:parent-style-name="_5f_Paragraphe_20_livret_20_">
      <loext:graphic-properties draw:fill="none" draw:fill-color="#ffe6b3" draw:opacity="100%" draw:fill-image-width="0cm" draw:fill-image-height="0cm"/>
      <style:paragraph-properties fo:text-align="center" style:justify-single-word="false" fo:background-color="transparent" style:writing-mode="lr-tb">
        <style:tab-stops/>
      </style:paragraph-properties>
      <style:text-properties officeooo:paragraph-rsid="01569b4d"/>
    </style:style>
    <style:style style:name="P9" style:family="paragraph" style:parent-style-name="_5f_Header_20_page_20_paire_20__28_G_29_">
      <style:paragraph-properties fo:text-align="start" style:justify-single-word="false"/>
    </style:style>
    <style:style style:name="P10" style:family="paragraph" style:parent-style-name="_5f_Header_20_page_20_paire_20__28_G_29_">
      <style:paragraph-properties fo:text-align="start" style:justify-single-word="false"/>
      <style:text-properties officeooo:paragraph-rsid="0165dc3f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ILET_5f_POINTILLES">
      <style:paragraph-properties fo:text-align="center" style:justify-single-word="false"/>
      <style:text-properties officeooo:paragraph-rsid="01569b4d"/>
    </style:style>
    <style:style style:name="P13" style:family="paragraph" style:parent-style-name="FILET_5f_POINTILLES">
      <style:paragraph-properties fo:text-align="center" style:justify-single-word="false"/>
      <style:text-properties officeooo:paragraph-rsid="01576bf5"/>
    </style:style>
    <style:style style:name="P14" style:family="paragraph" style:parent-style-name="FILET_5f_POINTILLES">
      <style:text-properties officeooo:paragraph-rsid="014a694a"/>
    </style:style>
    <style:style style:name="P15" style:family="paragraph" style:parent-style-name="FILET_5f_POINTILLES">
      <style:text-properties officeooo:rsid="01319a90" officeooo:paragraph-rsid="01569b4d"/>
    </style:style>
    <style:style style:name="P16" style:family="paragraph" style:parent-style-name="FILET_5f_POINTILLES">
      <style:text-properties officeooo:rsid="01319a90" officeooo:paragraph-rsid="015964f5"/>
    </style:style>
    <style:style style:name="P17" style:family="paragraph" style:parent-style-name="FILET_5f_POINTILLES">
      <style:text-properties officeooo:paragraph-rsid="014236a5"/>
    </style:style>
    <style:style style:name="P18" style:family="paragraph" style:parent-style-name="FILET_5f_POINTILLES">
      <style:text-properties officeooo:paragraph-rsid="01441847"/>
    </style:style>
    <style:style style:name="P19" style:family="paragraph" style:parent-style-name="FILET_5f_POINTILLES">
      <style:text-properties officeooo:paragraph-rsid="014ead93"/>
    </style:style>
    <style:style style:name="P20" style:family="paragraph" style:parent-style-name="FILET_5f_POINTILLES">
      <style:text-properties fo:font-weight="bold" officeooo:rsid="0152771a" officeooo:paragraph-rsid="0152771a" style:font-weight-asian="bold" style:font-weight-complex="bold"/>
    </style:style>
    <style:style style:name="P21" style:family="paragraph" style:parent-style-name="FILET_5f_POINTILLES">
      <style:text-properties fo:font-weight="bold" officeooo:rsid="0152771a" officeooo:paragraph-rsid="015e5716" style:font-weight-asian="bold" style:font-weight-complex="bold"/>
    </style:style>
    <style:style style:name="P22" style:family="paragraph" style:parent-style-name="FILET_5f_POINTILLES">
      <style:text-properties officeooo:paragraph-rsid="015409db"/>
    </style:style>
    <style:style style:name="P23" style:family="paragraph" style:parent-style-name="FILET_5f_POINTILLES">
      <style:text-properties officeooo:paragraph-rsid="01557f55"/>
    </style:style>
    <style:style style:name="P24" style:family="paragraph" style:parent-style-name="FILET_5f_POINTILLES">
      <style:text-properties officeooo:paragraph-rsid="01569b4d"/>
    </style:style>
    <style:style style:name="P25" style:family="paragraph" style:parent-style-name="FILET_5f_POINTILLES">
      <style:text-properties officeooo:paragraph-rsid="015e5716"/>
    </style:style>
    <style:style style:name="P26" style:family="paragraph" style:parent-style-name="_5f_Paragraphe_20_livret_20_">
      <style:text-properties officeooo:paragraph-rsid="01487f9e"/>
    </style:style>
    <style:style style:name="P27" style:family="paragraph" style:parent-style-name="_5f_Paragraphe_20_livret_20_">
      <style:text-properties officeooo:paragraph-rsid="014fa2c8"/>
    </style:style>
    <style:style style:name="P28" style:family="paragraph" style:parent-style-name="_5f_Paragraphe_20_livret_20_">
      <style:text-properties officeooo:paragraph-rsid="0152771a"/>
    </style:style>
    <style:style style:name="P29" style:family="paragraph" style:parent-style-name="_5f_Paragraphe_20_livret_20_">
      <style:text-properties officeooo:paragraph-rsid="015409db"/>
    </style:style>
    <style:style style:name="P30" style:family="paragraph" style:parent-style-name="_5f_Paragraphe_20_livret_20_">
      <style:text-properties officeooo:paragraph-rsid="01557f55"/>
    </style:style>
    <style:style style:name="P31" style:family="paragraph" style:parent-style-name="_5f_Paragraphe_20_livret_20_">
      <style:text-properties officeooo:paragraph-rsid="01569b4d"/>
    </style:style>
    <style:style style:name="P32" style:family="paragraph" style:parent-style-name="_5f_Paragraphe_20_livret_20_">
      <style:text-properties officeooo:paragraph-rsid="01576bf5"/>
    </style:style>
    <style:style style:name="P33" style:family="paragraph" style:parent-style-name="_5f_Paragraphe_20_livret_20_">
      <style:paragraph-properties fo:text-align="center" style:justify-single-word="false"/>
      <style:text-properties fo:color="#ffffff" loext:opacity="100%" fo:font-weight="bold" officeooo:paragraph-rsid="01569b4d" style:font-weight-asian="bold" style:font-weight-complex="bold"/>
    </style:style>
    <style:style style:name="P34" style:family="paragraph" style:parent-style-name="_5f_Paragraphe_20_livret_20_">
      <style:paragraph-properties fo:text-align="center" style:justify-single-word="false"/>
      <style:text-properties fo:color="#ffffff" loext:opacity="100%" fo:font-weight="bold" officeooo:paragraph-rsid="01576bf5" style:font-weight-asian="bold" style:font-weight-complex="bold"/>
    </style:style>
    <style:style style:name="P35" style:family="paragraph" style:parent-style-name="FILET_5f_POINTILLES" style:list-style-name="L1">
      <style:text-properties officeooo:paragraph-rsid="00f2f3fe"/>
    </style:style>
    <style:style style:name="P36" style:family="paragraph" style:parent-style-name="FILET_5f_POINTILLES" style:list-style-name="_5f_Numérotation_20_des_20_exercices_20_livrets">
      <style:text-properties officeooo:paragraph-rsid="014236a5"/>
    </style:style>
    <style:style style:name="P37" style:family="paragraph" style:parent-style-name="_5f_Footer_20_page_20_paire_20__28_G_29_"/>
    <style:style style:name="P38" style:family="paragraph" style:parent-style-name="_5f_Footer_20_page_20_paire_20__28_G_29_">
      <style:text-properties officeooo:paragraph-rsid="02cdb06c"/>
    </style:style>
    <style:style style:name="P3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65dc3f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1" style:family="paragraph" style:parent-style-name="_5f_Paragraphe_20_énoncé_20_après_20_numéro_20_question" style:list-style-name="_5f_Numérotation_20_des_20_exercices_20_livrets_20_bis"/>
    <style:style style:name="P42" style:family="paragraph" style:parent-style-name="_5f_Titre_20_d_27_exercices_20_livret_20_avec_20_num_20_exo" style:list-style-name="_5f_Numérotation_20_des_20_exercices_20_livrets">
      <style:text-properties officeooo:paragraph-rsid="01569b4d"/>
    </style:style>
    <style:style style:name="P43" style:family="paragraph" style:parent-style-name="_5f_Titre_20_d_27_exercices_20_livret_20_avec_20_num_20_exo" style:list-style-name="_5f_Numérotation_20_des_20_exercices_20_livrets">
      <style:text-properties officeooo:rsid="014a694a" officeooo:paragraph-rsid="015409db"/>
    </style:style>
    <style:style style:name="P44" style:family="paragraph" style:parent-style-name="_5f_Titre_20_d_27_exercices_20_livret_20_sans_20_titre_20_avec_20_num_20_exo">
      <style:text-properties officeooo:paragraph-rsid="01569b4d"/>
    </style:style>
    <style:style style:name="P45" style:family="paragraph" style:parent-style-name="_5f_Titre_20_d_27_exercices_20_livret_20_sans_20_titre_20_avec_20_num_20_exo" style:master-page-name="_5f_Fiche_20_éditeur_20_page_20_paire_20__28_G_29_">
      <style:paragraph-properties style:page-number="auto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7fb241"/>
    </style:style>
    <style:style style:name="P49" style:family="paragraph">
      <loext:graphic-properties draw:fill-color="#2a6099"/>
      <style:paragraph-properties fo:text-align="center"/>
    </style:style>
    <style:style style:name="P50" style:family="paragraph">
      <loext:graphic-properties draw:fill="solid" draw:fill-color="#1ca2b8"/>
    </style:style>
    <style:style style:name="P51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59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0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indent="0cm" style:writing-mode="lr-tb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7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3pt" fo:font-style="italic" fo:text-shadow="none" style:text-underline-style="none" fo:font-weight="normal" style:letter-kerning="true" style:font-name-asian="Noto Sans CJK SC Regular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65dc3f"/>
    </style:style>
    <style:style style:name="T2" style:family="text">
      <style:text-properties style:font-name="Bitstream Vera Sans3" style:font-name-complex="Arial2"/>
    </style:style>
    <style:style style:name="T3" style:family="text">
      <style:text-properties style:text-position="0% 100%" style:font-name-asian="OpenSymbol" style:font-style-asian="normal" style:font-name-complex="OpenSymbol" style:font-style-complex="normal"/>
    </style:style>
    <style:style style:name="T4" style:family="text">
      <style:text-properties style:text-position="0% 100%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5" style:family="text">
      <style:text-properties style:text-position="0% 100%" fo:font-weight="normal" officeooo:rsid="0152771a" style:font-name-asian="OpenSymbol" style:font-style-asian="normal" style:font-weight-asian="normal" style:font-name-complex="OpenSymbol" style:font-style-complex="normal" style:font-weight-complex="normal"/>
    </style:style>
    <style:style style:name="T6" style:family="text">
      <style:text-properties officeooo:rsid="0036a44d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Bitstream Vera Sans3" fo:font-weight="normal" officeooo:rsid="00f556e3" style:font-name-complex="Arial2"/>
    </style:style>
    <style:style style:name="T9" style:family="text">
      <style:text-properties style:use-window-font-color="true" loext:opacity="0%" style:font-name="Bitstream Vera Sans3" fo:font-weight="normal" officeooo:rsid="0105735b" style:font-name-complex="Arial2"/>
    </style:style>
    <style:style style:name="T10" style:family="text">
      <style:text-properties style:use-window-font-color="true" loext:opacity="0%" style:font-name="Bitstream Vera Sans3" fo:font-size="10pt" fo:font-weight="normal" officeooo:rsid="00f556e3" style:font-size-asian="10pt" style:font-name-complex="Arial2" style:font-size-complex="10pt"/>
    </style:style>
    <style:style style:name="T11" style:family="text">
      <style:text-properties style:use-window-font-color="true" loext:opacity="0%" style:text-position="0% 100%" officeooo:rsid="014a694a" style:font-name-asian="OpenSymbol" style:font-style-asian="normal" style:font-name-complex="OpenSymbol" style:font-style-complex="normal"/>
    </style:style>
    <style:style style:name="T12" style:family="text">
      <style:text-properties style:use-window-font-color="true" loext:opacity="0%" style:text-position="0% 100%" style:font-name="Bitstream Vera Sans" fo:font-size="10pt" fo:font-style="normal" officeooo:rsid="014a694a" fo:background-color="transparent" loext:char-shading-value="0" style:font-name-asian="OpenSymbol" style:font-style-asian="normal" style:font-name-complex="OpenSymbol" style:font-style-complex="normal"/>
    </style:style>
    <style:style style:name="T13" style:family="text">
      <style:text-properties style:use-window-font-color="true" loext:opacity="0%" style:font-name="Bitstream Vera Sans" fo:font-size="10pt" fo:font-style="normal" fo:font-weight="normal" officeooo:rsid="014ea814"/>
    </style:style>
    <style:style style:name="T14" style:family="text">
      <style:text-properties style:use-window-font-color="true" loext:opacity="0%" style:font-name="Bitstream Vera Sans" fo:font-size="10pt" fo:font-style="normal" fo:font-weight="normal" officeooo:rsid="0152771a"/>
    </style:style>
    <style:style style:name="T15" style:family="text">
      <style:text-properties style:use-window-font-color="true" loext:opacity="0%" fo:font-weight="bold" style:font-weight-asian="bold" style:font-weight-complex="bold"/>
    </style:style>
    <style:style style:name="T16" style:family="text">
      <style:text-properties fo:font-weight="bold" officeooo:rsid="014fa2c8" style:font-weight-asian="bold" style:font-weight-complex="bold"/>
    </style:style>
    <style:style style:name="T17" style:family="text">
      <style:text-properties fo:font-weight="normal" officeooo:rsid="014fa2c8" style:font-weight-asian="normal" style:font-weight-complex="normal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tyle="normal" style:font-style-asian="normal" style:font-style-complex="normal"/>
    </style:style>
    <style:style style:name="T20" style:family="text">
      <style:text-properties fo:color="#000000" loext:opacity="100%" fo:font-style="normal" fo:font-weight="normal" officeooo:rsid="0152771a" style:font-style-asian="normal" style:font-weight-asian="normal" style:font-style-complex="normal" style:font-weight-complex="normal"/>
    </style:style>
    <style:style style:name="T21" style:family="text">
      <style:text-properties fo:color="#000000" loext:opacity="100%" fo:font-style="normal" fo:font-weight="bold" officeooo:rsid="0152771a" style:font-style-asian="normal" style:font-weight-asian="bold" style:font-style-complex="normal" style:font-weight-complex="bold"/>
    </style:style>
    <style:style style:name="T22" style:family="text">
      <style:text-properties fo:color="#000000" loext:opacity="100%" style:font-name="Bitstream Vera Sans" fo:font-size="10pt" fo:font-style="normal" fo:font-weight="bold" officeooo:rsid="014fa2c8" style:font-weight-asian="bold" style:font-weight-complex="bold"/>
    </style:style>
    <style:style style:name="T23" style:family="text">
      <style:text-properties fo:color="#000000" loext:opacity="100%" style:font-name="Bitstream Vera Sans" fo:font-size="10pt" fo:font-style="normal" fo:font-weight="bold" officeooo:rsid="01557f55" style:font-weight-asian="bold" style:font-weight-complex="bold"/>
    </style:style>
    <style:style style:name="T24" style:family="text">
      <style:text-properties fo:color="#000000" loext:opacity="100%" style:font-name="Bitstream Vera Sans" fo:font-size="10pt" fo:font-style="normal" fo:font-weight="bold" officeooo:rsid="0152771a" style:font-style-asian="normal" style:font-weight-asian="bold" style:font-style-complex="normal" style:font-weight-complex="bold"/>
    </style:style>
    <style:style style:name="T25" style:family="text">
      <style:text-properties fo:color="#000000" loext:opacity="100%" style:font-name="Bitstream Vera Sans" fo:font-size="10pt" fo:font-style="normal" fo:font-weight="normal" officeooo:rsid="0163c2f1"/>
    </style:style>
    <style:style style:name="T26" style:family="text">
      <style:text-properties fo:color="#000000" loext:opacity="100%" style:font-name="Bitstream Vera Sans" fo:font-size="10pt" fo:font-style="normal" fo:font-weight="normal" officeooo:rsid="0163c2f1" style:font-style-asian="normal" style:font-style-complex="normal"/>
    </style:style>
    <style:style style:name="T27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28" style:family="text">
      <style:text-properties fo:color="#000000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29" style:family="text">
      <style:text-properties officeooo:rsid="00f556e3"/>
    </style:style>
    <style:style style:name="T30" style:family="text">
      <style:text-properties officeooo:rsid="01441847"/>
    </style:style>
    <style:style style:name="T31" style:family="text">
      <style:text-properties officeooo:rsid="014ead93"/>
    </style:style>
    <style:style style:name="T32" style:family="text">
      <style:text-properties officeooo:rsid="0152771a"/>
    </style:style>
    <style:style style:name="T33" style:family="text">
      <style:text-properties officeooo:rsid="01569b4d"/>
    </style:style>
    <style:style style:name="T3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Bitstream Vera Sans3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3pt" fo:font-style="italic" fo:text-shadow="none" style:text-underline-style="none" fo:font-weight="normal" style:letter-kerning="true" style:font-name-asian="Noto Sans CJK SC Regular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e9ad5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7e12c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1cm" svg:stroke-color="#1ca2b8" draw:marker-start="" draw:marker-start-width="0.291cm" draw:marker-start-center="false" draw:marker-end="" draw:marker-end-width="0.291cm" draw:marker-end-center="false" draw:fill="solid" draw:fill-color="#add9e0" draw:textarea-vertical-align="middle" draw:auto-grow-height="false" fo:min-height="1.628cm" fo:min-width="1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32cm" fo:min-width="0.9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daa772" draw:textarea-vertical-align="middle" draw:auto-grow-height="false" fo:min-height="1.707cm" fo:min-width="1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41cm" svg:stroke-color="#d7e12c" draw:marker-start="" draw:marker-start-width="0.291cm" draw:marker-start-center="false" draw:marker-end="" draw:marker-end-width="0.291cm" draw:marker-end-center="false" draw:fill="solid" draw:fill-color="#ecf191" draw:textarea-vertical-align="middle" draw:auto-grow-height="false" fo:min-height="1.707cm" fo:min-width="1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4cm" fo:min-width="0.7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cm" svg:stroke-color="#d3802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d3802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dash" draw:stroke-dash="Dashed_20__28_var_29_" svg:stroke-width="0.041cm" svg:stroke-color="#d3802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svg:stroke-width="0.03cm" svg:stroke-color="#d3802c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cm" svg:stroke-color="#1ca2b8" draw:marker-start="" draw:marker-start-width="0.363cm" draw:marker-start-center="false" draw:marker-end="" draw:marker-end-width="0.36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3cm" svg:stroke-color="#1ca2b8" draw:marker-start="" draw:marker-start-width="0.347cm" draw:marker-start-center="false" draw:marker-end="" draw:marker-end-width="0.347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svg:stroke-width="0.03cm" svg:stroke-color="#1ca2b8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style:run-through="foreground"/>
    </style:style>
    <style:style style:name="gr44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3cm" svg:stroke-color="#0066ff" draw:marker-start="Arrow_20_concave" draw:marker-start-width="0.259cm" draw:marker-start-center="false" draw:marker-end="Arrow_20_concave" draw:marker-end-width="0.25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fo:margin-left="0.4cm" fo:margin-right="0cm" style:run-through="foreground" style:wrap="run-through" style:number-wrapped-paragraphs="1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solid" svg:stroke-width="0.03cm" svg:stroke-color="#9d0f89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7" draw:name="Shape2_6" draw:style-name="gr1" draw:text-style-name="P47" svg:width="3.857cm" svg:height="0.805cm" draw:transform="rotate (0.0872664625997165) translate (0.467430555555556cm 1.34055555555556cm)">
        <draw:text-box>
          <text:p text:style-name="P46"><text:span text:style-name="T34">Sé</text:span><text:span text:style-name="T34">rie </text:span><text:span text:style-name="T34">1</text:span></text:p>
        </draw:text-box>
      </draw:frame>
      <draw:frame text:anchor-type="page" text:anchor-page-number="2" draw:z-index="26" draw:name="Shape2_5" draw:style-name="gr1" draw:text-style-name="P47" svg:width="3.857cm" svg:height="0.805cm" draw:transform="rotate (0.0872664625997165) translate (0.467430555555556cm 1.34055555555556cm)">
        <draw:text-box>
          <text:p text:style-name="P46"><text:span text:style-name="T34">Série </text:span><text:span text:style-name="T34">1</text:span></text:p>
        </draw:text-box>
      </draw:frame>
      <draw:path text:anchor-type="page" text:anchor-page-number="3" draw:z-index="25" draw:name="Shape1_3" draw:style-name="gr2" draw:text-style-name="P48" svg:width="4.329cm" svg:height="2.24cm" svg:x="0cm" svg:y="0.001cm" svg:viewBox="0 0 4330 2241" svg:d="M0 2241l3984-288c209-15 363-168 345-342l-170-1611h-4159z">
        <text:p/>
      </draw:path>
      <draw:line text:anchor-type="page" text:anchor-page-number="3" draw:z-index="24" draw:name="Shape3_1" draw:style-name="gr3" draw:text-style-name="P49" svg:x1="16.125cm" svg:y1="1.177cm" svg:x2="21.993cm" svg:y2="1.145cm">
        <text:p/>
      </draw:line>
      <draw:line text:anchor-type="page" text:anchor-page-number="2" draw:z-index="23" draw:name="Shape3_5" draw:style-name="gr3" draw:text-style-name="P49" svg:x1="15.549cm" svg:y1="1.18cm" svg:x2="21.994cm" svg:y2="1.145cm">
        <text:p/>
      </draw:line>
      <draw:path text:anchor-type="page" text:anchor-page-number="2" draw:z-index="22" draw:name="Shape1_2" draw:style-name="gr2" draw:text-style-name="P48" svg:width="4.329cm" svg:height="2.24cm" svg:x="0cm" svg:y="0.001cm" svg:viewBox="0 0 4330 2241" svg:d="M0 2241l3984-288c209-15 363-168 345-342l-170-1611h-4159z">
        <text:p/>
      </draw:path>
      <draw:frame text:anchor-type="page" text:anchor-page-number="3" draw:z-index="21" draw:name="Shape2_1" draw:style-name="gr4" draw:text-style-name="P47" svg:width="3.857cm" svg:height="0.757cm" draw:transform="rotate (0.0872664625997165) translate (0.770819444444444cm 1.38818055555556cm)">
        <draw:text-box>
          <text:p text:style-name="P46"><text:span text:style-name="T34">Série 1</text:span></text:p>
        </draw:text-box>
      </draw:frame>
      <draw:line text:anchor-type="page" text:anchor-page-number="2" draw:z-index="20" draw:name="Shape3_0" draw:style-name="gr5" draw:text-style-name="P49" svg:x1="18.073cm" svg:y1="1.161cm" svg:x2="21.996cm" svg:y2="1.145cm">
        <text:p/>
      </draw:line>
      <draw:frame text:anchor-type="page" text:anchor-page-number="2" draw:z-index="19" draw:name="Shape2_0" draw:style-name="gr4" draw:text-style-name="P47" svg:width="3.857cm" svg:height="0.757cm" draw:transform="rotate (0.0872664625997165) translate (0.770819444444444cm 1.38818055555556cm)">
        <draw:text-box>
          <text:p text:style-name="P46"><text:span text:style-name="T34">Série </text:span><text:span text:style-name="T34">1</text:span></text:p>
        </draw:text-box>
      </draw:frame>
      <draw:path text:anchor-type="page" text:anchor-page-number="2" draw:z-index="18" draw:name="Shape1_0" draw:style-name="gr6" draw:text-style-name="P50" svg:width="4.329cm" svg:height="2.24cm" svg:x="-0.025cm" svg:y="-0.012cm" svg:viewBox="0 0 4330 2241" svg:d="M0 2241l3984-288c209-15 363-168 345-342l-170-1611h-4159z">
        <text:p/>
      </draw:path>
      <text:section text:style-name="Sect1" text:name="Section1">
        <text:list xml:id="list1002762508" text:style-name="_5f_Numérotation_20_des_20_exercices_20_livrets">
          <text:list-item>
            <text:h text:style-name="P45" text:outline-level="1"><text:soft-page-break/><text:s/><text:span text:style-name="T2">Les deux triangles quelconques ci-dessous sont tracés à main levée.</text:span></text:h>
          </text:list-item>
        </text:list>
        <text:p text:style-name="P2"><draw:g text:anchor-type="paragraph" draw:z-index="10" draw:name="Shape2" draw:style-name="gr7"><draw:g draw:style-name="gr43"><draw:path draw:style-name="gr44" draw:text-style-name="P54" svg:width="2.385cm" svg:height="0.14cm" draw:transform="skewX (-0.109257611174845) rotate (-0.995535805337566) translate (5.82468834691968cm 1.23334689705864cm)" svg:viewBox="0 0 2386 141" svg:d="M2386 0c-249 15-499 35-750 15-160-14-321 22-479 44-168 24-335 21-501 62-151 37-317 18-471-14l-185 7"><text:p/></draw:path><draw:path draw:style-name="gr45" draw:text-style-name="P54" svg:width="2.385cm" svg:height="0.14cm" draw:transform="skewX (-0.109257611174845) rotate (-0.995535805337566) translate (5.82468834691968cm 1.23334689705864cm)" svg:viewBox="0 0 2386 141" svg:d="M2386 0c-249 15-499 35-750 15-160-14-321 22-479 44-168 24-335 21-501 62-151 37-317 18-471-14l-185 7"><text:p/></draw:path><draw:path draw:style-name="gr45" draw:text-style-name="P54" svg:width="1.267cm" svg:height="0.106cm" draw:transform="skewX (-0.00593411945678067) rotate (0.305956217874606) translate (4.47782366187103cm 1.58714654708922cm)" svg:viewBox="0 0 1268 107" svg:d="M1268 107c-135 0-265-47-396-67-127-19-258-22-385 1-120 20-242 7-363 13l-124-54 34 14"><text:p/></draw:path><draw:path draw:style-name="gr45" draw:text-style-name="P54" svg:width="2.943cm" svg:height="0.625cm" draw:transform="skewX (-0.161617488734675) rotate (-0.372453262375591) translate (4.50246695568807cm 1.57935938725077cm)" svg:viewBox="0 0 2944 626" svg:d="M2944 587c-151 23-305 49-457 35-175-17-349-76-525-72-176 5-346-35-515-79-169-43-323-144-494-184-160-36-355 7-482-117-135-131-307-58-455-120l-16-50"><text:p/></draw:path></draw:g><draw:frame draw:style-name="gr46" draw:text-style-name="P67" svg:width="2.502cm" svg:height="0.9cm" draw:transform="rotate (-0.552396708256206) translate (5.08881944444445cm 2.13430555555556cm)"><draw:text-box><text:p text:style-name="P52"><text:span text:style-name="T39">5,4 </text:span><text:span text:style-name="T39">cm</text:span></text:p></draw:text-box></draw:frame><draw:frame draw:style-name="gr47" draw:text-style-name="P67" svg:width="2.504cm" svg:height="0.902cm" draw:transform="rotate (-0.934449281517765) translate (6.34118055555556cm 1.06715277777778cm)"><draw:text-box><text:p text:style-name="P52"><text:span text:style-name="T39">4</text:span><text:span text:style-name="T39">,</text:span><text:span text:style-name="T39">8 </text:span><text:span text:style-name="T39">c</text:span><text:span text:style-name="T39">m</text:span></text:p></draw:text-box></draw:frame><draw:frame draw:style-name="gr46" draw:text-style-name="P67" svg:width="2.403cm" svg:height="0.9cm" draw:transform="rotate (0.35081117965086) translate (4.25273611111111cm 1.06538888888889cm)"><draw:text-box><text:p text:style-name="P52"><text:span text:style-name="T39">3 cm</text:span></text:p></draw:text-box></draw:frame><draw:frame draw:style-name="gr46" draw:text-style-name="P68" svg:width="2.5cm" svg:height="0.9cm" svg:x="6.916cm" svg:y="3.113cm"><draw:text-box><text:p text:style-name="P52"><text:span text:style-name="T40">S</text:span></text:p></draw:text-box></draw:frame><draw:frame draw:style-name="gr46" draw:text-style-name="P68" svg:width="2.502cm" svg:height="0.9cm" svg:x="5.516cm" svg:y="0.713cm"><draw:text-box><text:p text:style-name="P52"><text:span text:style-name="T40">T</text:span></text:p></draw:text-box></draw:frame><draw:frame draw:style-name="gr48" draw:text-style-name="P68" svg:width="2.5cm" svg:height="0.904cm" svg:x="3.916cm" svg:y="1.21cm"><draw:text-box><text:p text:style-name="P52"><text:span text:style-name="T40">X</text:span></text:p></draw:text-box></draw:frame></draw:g><draw:g text:anchor-type="paragraph" draw:z-index="0" draw:name="Shape3" draw:style-name="gr7"><draw:path draw:style-name="gr44" draw:text-style-name="P54" svg:width="2.2cm" svg:height="0.15cm" draw:transform="rotate (1.24965574442794) translate (0.91406944444444cm 3.20101388888891cm)" svg:viewBox="0 0 2201 151" svg:d="M0 0c230 16 460 38 691 15 148-14 297 25 443 49 155 25 309 21 461 65 140 40 293 20 435-15l171 7"><text:p/></draw:path><draw:path draw:style-name="gr44" draw:text-style-name="P54" svg:width="2.2cm" svg:height="0.15cm" draw:transform="rotate (1.24965574442794) translate (0.91406944444444cm 3.20101388888891cm)" svg:viewBox="0 0 2201 151" svg:d="M0 0c230 16 460 38 691 15 148-14 297 25 443 49 155 25 309 21 461 65 140 40 293 20 435-15l171 7"><text:p/></draw:path><draw:path draw:style-name="gr44" draw:text-style-name="P54" svg:width="1.374cm" svg:height="0.097cm" svg:x="1.739cm" svg:y="1.051cm" svg:viewBox="0 0 1375 98" svg:d="M0 98c146 0 287-43 430-61 138-17 279-20 417 0 130 19 262 7 393 12l135-49-37 13"><text:p/></draw:path><draw:path draw:style-name="gr44" draw:text-style-name="P54" svg:width="3.001cm" svg:height="0.598cm" draw:transform="skewX (0.000872664625997257) rotate (0.594633676154468) translate (0.614802960529158cm 2.73244507582668cm)" svg:viewBox="0 0 3002 599" svg:d="M0 562c154 22 311 47 466 33 178-15 355-72 535-68 179 4 353-34 525-75 173-40 330-138 504-175 164-36 362 6 492-114 137-125 313-55 463-115l17-48"><text:p/></draw:path><draw:frame draw:style-name="gr46" draw:text-style-name="P67" svg:width="2.502cm" svg:height="0.9cm" draw:transform="rotate (0.78487456462185) translate (1.40934722222222cm 2.91923611111111cm)"><draw:text-box><text:p text:style-name="P69"><text:span text:style-name="T39">4,9 </text:span><text:span text:style-name="T39">cm</text:span></text:p></draw:text-box></draw:frame><draw:frame draw:style-name="gr46" draw:text-style-name="P67" svg:width="2.5cm" svg:height="0.9cm" draw:transform="rotate (1.18682389135614) translate (0.231069444444444cm 2.84338888888889cm)"><draw:text-box><text:p text:style-name="P69"><text:span text:style-name="T39">4,1 cm</text:span></text:p></draw:text-box></draw:frame><draw:frame draw:style-name="gr46" draw:text-style-name="P67" svg:width="2.4cm" svg:height="0.9cm" svg:x="1.714cm" svg:y="0.351cm"><draw:text-box><text:p text:style-name="P69"><text:span text:style-name="T39">4 cm</text:span></text:p></draw:text-box></draw:frame><draw:frame draw:style-name="gr46" draw:text-style-name="P72" svg:width="2.5cm" svg:height="0.9cm" svg:x="2.914cm" svg:y="0.651cm"><draw:text-box><text:p text:style-name="P69"><text:span text:style-name="T43">M</text:span></text:p></draw:text-box></draw:frame><draw:frame draw:style-name="gr47" draw:text-style-name="P72" svg:width="2.502cm" svg:height="0.902cm" svg:x="1.213cm" svg:y="0.55cm"><draw:text-box><text:p text:style-name="P69"><text:span text:style-name="T43">L</text:span></text:p></draw:text-box></draw:frame><draw:frame draw:style-name="gr46" draw:text-style-name="P72" svg:width="2.5cm" svg:height="0.9cm" svg:x="0.314cm" svg:y="3.052cm"><draw:text-box><text:p text:style-name="P69"><text:span text:style-name="T43">K</text:span></text:p></draw:text-box></draw:frame></draw:g>Calcule leur périmètre.</text:p>
        <text:section text:style-name="Sect2" text:name="Section2">
          <text:list xml:id="list203940802946699" text:continue-numbering="true" text:style-name="_5f_Numérotation_20_des_20_exercices_20_livrets">
            <text:list-item>
              <text:list>
                <text:list-item>
                  <text:p text:style-name="_5f_Paragraphe_20_énoncé_20_après_20_numéro_20_question"><text:span text:style-name="_5f_livret"/></text:p>
                </text:list-item>
              </text:list>
            </text:list-item>
          </text:list>
          <text:p text:style-name="Standard"><text:span text:style-name="_5f_livret"/></text:p>
          <text:p text:style-name="Standard"><text:span text:style-name="_5f_livret"/></text:p>
          <text:p text:style-name="Standard"><text:span text:style-name="_5f_livret"/></text:p>
          <text:p text:style-name="Standard"><text:span text:style-name="_5f_livret"/></text:p>
          <text:p text:style-name="Standard"><text:span text:style-name="_5f_livret"/></text:p>
          <text:list xml:id="list203941118373180" text:continue-numbering="true" text:style-name="_5f_Numérotation_20_des_20_exercices_20_livrets">
            <text:list-item>
              <text:list>
                <text:list-item>
                  <text:p text:style-name="_5f_Paragraphe_20_énoncé_20_après_20_numéro_20_question"><text:span text:style-name="_5f_livret"/></text:p>
                </text:list-item>
              </text:list>
            </text:list-item>
          </text:list>
          <text:p text:style-name="Standard"><text:span text:style-name="_5f_livret"/></text:p>
          <text:p text:style-name="Standard"><text:span text:style-name="_5f_livret"/></text:p>
          <text:p text:style-name="Standard"><text:span text:style-name="_5f_livret"/></text:p>
          <text:p text:style-name="Standard"><text:span text:style-name="_5f_livret"/></text:p>
          <text:p text:style-name="Standard"><text:span text:style-name="_5f_livret"/></text:p>
        </text:section>
        <text:list xml:id="list2759370413" text:style-name="L1">
          <text:list-item text:start-value="1">
            <text:p text:style-name="P35"><text:span text:style-name="_5f_pointillés_20_gris"><text:span text:style-name="T3"/></text:span></text:p>
          </text:list-item>
        </text:list>
        <text:list xml:id="list203940386158677" text:continue-list="list203941118373180" text:style-name="_5f_Numérotation_20_des_20_exercices_20_livrets">
          <text:list-item>
            <text:list>
              <text:list-item text:start-value="1">
                <text:p text:style-name="P36"><text:span text:style-name="_5f_pointillés_20_gris"><text:span text:style-name="T3">………………………………………………………………</text:span></text:span></text:p>
              </text:list-item>
            </text:list>
          </text:list-item>
        </text:list>
        <text:p text:style-name="P17"><text:span text:style-name="_5f_pointillés_20_gris"><text:span text:style-name="T3">………………………………………………………………….</text:span></text:span></text:p>
        <text:p text:style-name="P17"><text:span text:style-name="_5f_pointillés_20_gris"><text:span text:style-name="T3">………………………………………………………………….</text:span></text:span></text:p>
        <text:list xml:id="list203941525856696" text:continue-numbering="true" text:style-name="_5f_Numérotation_20_des_20_exercices_20_livrets">
          <text:list-item>
            <text:list>
              <text:list-item>
                <text:p text:style-name="P36"><text:span text:style-name="_5f_pointillés_20_gris"><text:span text:style-name="T3">……………………………………………………………...</text:span></text:span></text:p>
              </text:list-item>
            </text:list>
          </text:list-item>
        </text:list>
        <text:p text:style-name="P17"><text:span text:style-name="_5f_pointillés_20_gris"><text:span text:style-name="T3">………………………………………………………………….</text:span></text:span></text:p>
        <text:p text:style-name="P17"><text:span text:style-name="_5f_pointillés_20_gris"><text:span text:style-name="T3">………………………………………………………………….</text:span></text:span></text:p>
        <text:list xml:id="list203941864664889" text:continue-numbering="true" text:style-name="_5f_Numérotation_20_des_20_exercices_20_livrets">
          <text:list-item>
            <text:h text:style-name="_5f_Titre_20_d_27_exercices_20_livret_20_sans_20_titre_20_avec_20_num_20_exo" text:outline-level="1"><text:s/>Le quadrilatère quelconque ci-dessous est tracé à main levée. </text:h>
          </text:list-item>
        </text:list>
        <text:p text:style-name="_5f_Paragraphe_20_livret_20_">Calcule son périmètre.</text:p>
        <text:p text:style-name="_5f_Paragraphe_20_livret_20_"><draw:g text:anchor-type="paragraph" draw:z-index="1" draw:name="Shape4" draw:style-name="gr7"><draw:path draw:style-name="gr44" draw:text-style-name="P54" svg:width="2.2cm" svg:height="0.149cm" draw:transform="skewX (-0.000872664625997168) rotate (1.24913214565234) translate (3.30426388888889cm 2.90854166666669cm)" svg:viewBox="0 0 2201 150" svg:d="M0 0c230 16 460 38 691 15 148-14 297 24 443 48 155 25 309 21 461 65 140 40 293 20 435-15l171 7"><text:p/></draw:path><draw:path draw:style-name="gr44" draw:text-style-name="P54" svg:width="2.2cm" svg:height="0.149cm" draw:transform="skewX (-0.000872664625997168) rotate (1.24913214565234) translate (3.30426388888889cm 2.90854166666669cm)" svg:viewBox="0 0 2201 150" svg:d="M0 0c230 16 460 38 691 15 148-14 297 24 443 48 155 25 309 21 461 65 140 40 293 20 435-15l171 7"><text:p/></draw:path><draw:path draw:style-name="gr44" draw:text-style-name="P54" svg:width="1.374cm" svg:height="0.097cm" svg:x="4.13cm" svg:y="0.756cm" svg:viewBox="0 0 1375 98" svg:d="M0 98c146 0 287-43 430-61 138-17 279-20 417 0 130 19 262 7 393 12l135-49-37 13"><text:p/></draw:path><draw:path draw:style-name="gr44" draw:text-style-name="P54" svg:width="2.987cm" svg:height="0.597cm" draw:transform="rotate (0.594284610304069) translate (3.01567368204841cm 2.42849343860053cm)" svg:viewBox="0 0 2988 598" svg:d="M0 515c154 22 297 95 452 81 178-14 356-72 535-68s353-34 525-75c173-41 330-138 504-176 164-36 362 6 492-114 137-125 63-42 213-102l267-61"><text:p/></draw:path><draw:frame draw:style-name="gr47" draw:text-style-name="P67" svg:width="2.5cm" svg:height="0.902cm" draw:transform="rotate (-1.58423536203525) translate (6.00604166666667cm 0.871361111111111cm)"><draw:text-box><text:p text:style-name="P69"><text:span text:style-name="T39">4</text:span><text:span text:style-name="T39">,</text:span><text:span text:style-name="T39">2 </text:span><text:span text:style-name="T39">c</text:span><text:span text:style-name="T39">m</text:span></text:p></draw:text-box></draw:frame><draw:frame draw:style-name="gr46" draw:text-style-name="P67" svg:width="2.5cm" svg:height="0.9cm" draw:transform="rotate (1.18682389135614) translate (2.83280555555556cm 2.41829166666667cm)"><draw:text-box><text:p text:style-name="P69"><text:span text:style-name="T39">5 cm</text:span></text:p></draw:text-box></draw:frame><draw:frame draw:style-name="gr46" draw:text-style-name="P67" svg:width="2.401cm" svg:height="0.9cm" svg:x="4.104cm" svg:y="0.156cm"><draw:text-box><text:p text:style-name="P69"><text:span text:style-name="T39">3 cm</text:span></text:p></draw:text-box></draw:frame><draw:frame draw:style-name="gr46" draw:text-style-name="P68" svg:width="2.5cm" svg:height="0.9cm" svg:x="3.605cm" svg:y="0.256cm"><draw:text-box><text:p text:style-name="P69"><text:span text:style-name="T40">A</text:span></text:p></draw:text-box></draw:frame><draw:frame draw:style-name="gr46" draw:text-style-name="P68" svg:width="2.5cm" svg:height="0.9cm" svg:x="2.605cm" svg:y="2.657cm"><draw:text-box><text:p text:style-name="P69"><text:span text:style-name="T40">D</text:span></text:p></draw:text-box></draw:frame><draw:frame draw:style-name="gr46" draw:text-style-name="P68" svg:width="2.502cm" svg:height="0.9cm" draw:transform="rotate (0.00837758040957278) translate (5.30048611111111cm 0.268111111111111cm)"><draw:text-box><text:p text:style-name="P69"><text:span text:style-name="T40">B</text:span></text:p></draw:text-box></draw:frame><draw:path draw:style-name="gr44" draw:text-style-name="P54" svg:width="1.999cm" svg:height="0.038cm" svg:x="3.304cm" svg:y="2.854cm" svg:viewBox="0 0 2000 39" svg:d="M0 4c423 91 668-28 1100 0 287 19 411 0 700 0h200"><text:p/></draw:path><draw:path draw:style-name="gr44" draw:text-style-name="P54" svg:width="2.099cm" svg:height="0.227cm" draw:transform="rotate (-1.5707963267949) translate (5.50426388888889cm 0.755541666666662cm)" svg:viewBox="0 0 2100 228" svg:d="M0 0c239 90 464 180 717 204 222 21 439 30 663 21 212-9 507-63 720-25h-100"><text:p/></draw:path><draw:frame draw:style-name="gr46" draw:text-style-name="P68" svg:width="2.502cm" svg:height="0.9cm" svg:x="5.104cm" svg:y="2.657cm"><draw:text-box><text:p text:style-name="P69"><text:span text:style-name="T40">C</text:span></text:p></draw:text-box></draw:frame><draw:frame draw:style-name="gr46" draw:text-style-name="P67" svg:width="2.502cm" svg:height="0.9cm" draw:transform="rotate (-0.0106465084371659) translate (3.50484722222222cm 2.83280555555556cm)"><draw:text-box><text:p text:style-name="P69"><text:span text:style-name="T39">3,8 cm</text:span></text:p></draw:text-box></draw:frame><draw:frame draw:style-name="gr62" draw:text-style-name="P67" svg:width="2.401cm" svg:height="0.899cm" draw:transform="rotate (0.919439449950613) translate (3.60538888888889cm 2.06551388888889cm)"><draw:text-box><text:p text:style-name="P69"><text:span text:style-name="T39">6 cm</text:span></text:p></draw:text-box></draw:fram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8"><text:span text:style-name="_5f_pointillés_20_gris"><text:span text:style-name="T3">…………………………………………………………………</text:span></text:span></text:p>
        <text:p text:style-name="P18"><text:span text:style-name="_5f_pointillés_20_gris"><text:span text:style-name="T3">…………………………………………………………………</text:span></text:span></text:p>
        <text:p text:style-name="P25"><text:span text:style-name="_5f_pointillés_20_gris"><text:span text:style-name="T3">…………………………………………………………………</text:span></text:span></text:p>
        <text:list xml:id="list203941883923909" text:continue-numbering="true" text:style-name="_5f_Numérotation_20_des_20_exercices_20_livrets">
          <text:list-item>
            <text:h text:style-name="_5f_Titre_20_d_27_exercices_20_livret_20_sans_20_titre_20_avec_20_num_20_exo" text:outline-level="1"><text:s/><text:span text:style-name="T29">Détermine la longueur du segment [AC] sachant que le périmètre du triangle ABC est de 17 cm.</text:span></text:h>
          </text:list-item>
        </text:list>
        <text:p text:style-name="_5f_Paragraphe_20_livret_20_"><draw:g text:anchor-type="paragraph" draw:z-index="9" draw:name="Shape5" draw:style-name="gr7"><draw:frame draw:style-name="gr46" draw:text-style-name="P67" svg:width="2.5cm" svg:height="0.9cm" draw:transform="rotate (0.633554518473942) translate (1.778cm 1.37230555555556cm)"><draw:text-box><text:p text:style-name="P69"><text:span text:style-name="T41">……</text:span><text:span text:style-name="T41">.</text:span><text:span text:style-name="T39"> </text:span><text:span text:style-name="T39">cm</text:span></text:p></draw:text-box></draw:frame><draw:frame draw:style-name="gr46" draw:text-style-name="P67" svg:width="2.401cm" svg:height="0.9cm" draw:transform="rotate (-1.18909281938374) translate (5.31636111111111cm 0.534458333333333cm)"><draw:text-box><text:p text:style-name="P69"><text:span text:style-name="T39">4 cm</text:span></text:p></draw:text-box></draw:frame><draw:frame draw:style-name="gr46" draw:text-style-name="P68" svg:width="2.5cm" svg:height="0.9cm" svg:x="4.081cm" svg:y="-0.002cm"><draw:text-box><text:p text:style-name="P69"><text:span text:style-name="T40">A</text:span></text:p></draw:text-box></draw:frame><draw:frame draw:style-name="gr46" draw:text-style-name="P68" svg:width="2.502cm" svg:height="0.9cm" draw:transform="rotate (0.00767944870877505) translate (4.87891666666667cm 2.21544444444444cm)"><draw:text-box><text:p text:style-name="P69"><text:span text:style-name="T40">B</text:span></text:p></draw:text-box></draw:frame><draw:frame draw:style-name="gr46" draw:text-style-name="P68" svg:width="2.5cm" svg:height="0.9cm" svg:x="0.781cm" svg:y="2.497cm"><draw:text-box><text:p text:style-name="P69"><text:span text:style-name="T40">C</text:span></text:p></draw:text-box></draw:frame><draw:frame draw:style-name="gr47" draw:text-style-name="P67" svg:width="2.5cm" svg:height="0.902cm" draw:transform="rotate (0.101752695391269) translate (2.778125cm 2.95098611111111cm)"><draw:text-box><text:p text:style-name="P69"><text:span text:style-name="T39">6,3 </text:span><text:span text:style-name="T39">cm</text:span></text:p></draw:text-box></draw:frame><draw:line draw:style-name="gr49" draw:text-style-name="P54" svg:x1="1.48cm" svg:y1="2.795cm" svg:x2="4.38cm" svg:y2="0.695cm"><text:p/></draw:line><draw:line draw:style-name="gr49" draw:text-style-name="P54" svg:x1="4.978cm" svg:y1="2.395cm" svg:x2="4.378cm" svg:y2="0.695cm"><text:p/></draw:line><draw:line draw:style-name="gr49" draw:text-style-name="P54" svg:x1="1.48cm" svg:y1="2.798cm" svg:x2="4.98cm" svg:y2="2.398cm"><text:p/></draw:line><draw:line draw:style-name="gr50" draw:text-style-name="P54" svg:x1="1.277cm" svg:y1="2.495cm" svg:x2="4.177cm" svg:y2="0.395cm"><text:p/></draw:line><draw:line draw:style-name="gr50" draw:text-style-name="P54" svg:x1="4.681cm" svg:y1="0.598cm" svg:x2="5.281cm" svg:y2="2.298cm"><text:p/></draw:line><draw:line draw:style-name="gr50" draw:text-style-name="P54" svg:x1="1.48cm" svg:y1="3.194cm" svg:x2="5.08cm" svg:y2="2.794cm"><text:p/></draw:lin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8"><text:span text:style-name="_5f_pointillés_20_gris"><text:span text:style-name="T3">………………………………………………………………….</text:span></text:span></text:p>
        <text:p text:style-name="P18"><text:span text:style-name="_5f_pointillés_20_gris"><text:span text:style-name="T3">…………………………………………………………………</text:span></text:span>.</text:p>
        <text:p text:style-name="P14"><text:span text:style-name="_5f_pointillés_20_gris"><text:span text:style-name="T3">………………………………………………………………….</text:span></text:span></text:p>
        <text:p text:style-name="P14"><text:span text:style-name="_5f_pointillés_20_gris"><text:span text:style-name="T3">………………………………………………………………….</text:span></text:span></text:p>
        <text:list xml:id="list203939805737907" text:continue-numbering="true" text:style-name="_5f_Numérotation_20_des_20_exercices_20_livrets">
          <text:list-item>
            <text:h text:style-name="P42" text:outline-level="1"><text:span text:style-name="_5f_livret"><text:span text:style-name="T30">Avec un codage </text:span></text:span><text:span text:style-name="_5f_livret"><text:span text:style-name="T33">(bis)</text:span></text:span></text:h>
          </text:list-item>
        </text:list>
        <text:p text:style-name="P29">Donne la nature de chaque quadrilatère en justifiant puis calcule son périmètre.</text:p>
        <text:p text:style-name="P29"><draw:g text:anchor-type="paragraph" draw:z-index="11" draw:name="Shape17" draw:style-name="gr7"><draw:path draw:style-name="gr35" draw:text-style-name="P65" svg:width="2.135cm" svg:height="2.149cm" svg:x="0.603cm" svg:y="0.501cm" svg:viewBox="0 0 2136 2150" svg:d="M443 5c-73 408-271 870-271 870 0 0-89 678-88 590 0-88-31 243-82 230-51-14 911 238 911 238l786 217 195-912 190-563 52-239-658-204-651-105-404-127z"><text:p/></draw:path><draw:path draw:style-name="gr36" draw:text-style-name="P65" svg:width="0.184cm" svg:height="0.259cm" svg:x="0.686cm" svg:y="1.988cm" svg:viewBox="0 0 185 260" svg:d="M0 0c134 35 185 48 185 48l-48 141-19 71"><text:p/></draw:path><draw:path draw:style-name="gr36" draw:text-style-name="P65" svg:width="0.232cm" svg:height="0.187cm" svg:x="1.014cm" svg:y="0.575cm" svg:viewBox="0 0 233 188" svg:d="M0 136c205 54 195 52 195 52l38-188"><text:p/></draw:path><draw:path draw:style-name="gr36" draw:text-style-name="P65" svg:width="0.232cm" svg:height="0.199cm" svg:x="2.108cm" svg:y="2.399cm" svg:viewBox="0 0 233 200" svg:d="M0 200c14-95 31-200 31-200l112 30 90 34"><text:p/></draw:path><draw:path draw:style-name="gr36" draw:text-style-name="P65" svg:width="0.245cm" svg:height="0.302cm" svg:x="2.434cm" svg:y="0.859cm" svg:viewBox="0 0 246 303" svg:d="M61 0c-27 146-64 246-61 235 3-10 179 68 179 68l67-4"><text:p/></draw:path><draw:frame draw:style-name="gr37" draw:text-style-name="P66" svg:width="0.249cm" svg:height="0.414cm" svg:x="0.843cm" svg:y="0.042cm"><draw:text-box><text:p text:style-name="P52"><text:span text:style-name="T38">R</text:span></text:p></draw:text-box></draw:frame><draw:frame draw:style-name="gr38" draw:text-style-name="P66" svg:width="0.246cm" svg:height="0.414cm" svg:x="2.812cm" svg:y="0.585cm"><draw:text-box><text:p text:style-name="P52"><text:span text:style-name="T38">A</text:span></text:p></draw:text-box></draw:frame><draw:frame draw:style-name="gr39" draw:text-style-name="P66" svg:width="0.219cm" svg:height="0.414cm" svg:x="2.295cm" svg:y="2.668cm"><draw:text-box><text:p text:style-name="P52"><text:span text:style-name="T38">T</text:span></text:p></draw:text-box></draw:frame><draw:frame draw:style-name="gr40" draw:text-style-name="P66" svg:width="0.218cm" svg:height="0.414cm" svg:x="0.33cm" svg:y="2.148cm"><draw:text-box><text:p text:style-name="P52"><text:span text:style-name="T38">P</text:span></text:p></draw:text-box></draw:frame><draw:path draw:style-name="gr41" draw:text-style-name="P65" svg:width="0.258cm" svg:height="0.194cm" svg:x="1.714cm" svg:y="0.598cm" svg:viewBox="0 0 259 195" svg:d="M0 195c127-65 259-195 259-195"><text:p/></draw:path><draw:path draw:style-name="gr36" draw:text-style-name="P65" svg:width="0.29cm" svg:height="0.109cm" svg:x="0.649cm" svg:y="1.286cm" svg:viewBox="0 0 291 110" svg:d="M0 110c213-64 291-110 291-110"><text:p/></draw:path><draw:path draw:style-name="gr36" draw:text-style-name="P65" svg:width="0.257cm" svg:height="0.15cm" svg:x="2.349cm" svg:y="1.718cm" svg:viewBox="0 0 258 151" svg:d="M0 151c209-88 258-151 258-151"><text:p/></draw:path><draw:path draw:style-name="gr36" draw:text-style-name="P65" svg:width="0.288cm" svg:height="0.229cm" svg:x="1.285cm" svg:y="2.293cm" svg:viewBox="0 0 289 230" svg:d="M0 230c70-58 289-230 289-230"><text:p/></draw:path><draw:frame draw:style-name="gr42" draw:text-style-name="P66" svg:width="1.214cm" svg:height="0.414cm" draw:transform="rotate (-0.197745804250957) translate (1.476375cm 0.123472222222222cm)"><draw:text-box><text:p text:style-name="P52"><text:span text:style-name="T38">2</text:span><text:span text:style-name="T38">,</text:span><text:span text:style-name="T38">5</text:span><text:span text:style-name="T38"> </text:span><text:span text:style-name="T38">c</text:span><text:span text:style-name="T38">m</text:span></text:p></draw:text-box></draw:frame></draw:g><draw:g text:anchor-type="char" draw:z-index="2" draw:name="Shape18" draw:style-name="gr55"><draw:frame draw:style-name="gr56" draw:text-style-name="P70" svg:width="1.214cm" svg:height="0.414cm" draw:transform="rotate (-0.286408530252271) translate (4.968875cm 2.64759722222222cm)"><draw:text-box><text:p text:style-name="P52"><text:span text:style-name="T42">3,3 cm</text:span></text:p></draw:text-box></draw:frame><draw:g draw:style-name="gr43"><draw:path draw:style-name="gr57" draw:text-style-name="P71" svg:width="1.904cm" svg:height="2.476cm" svg:x="4.902cm" svg:y="0.515cm" svg:viewBox="0 0 1905 2477" svg:d="M1309 2475c-413-90-1083-314-1083-314l-226-40 163-617 296-1050 105-454 499 142c0 0 549 191 476 171-74-20 366 78 366 78l-172 444-231 1047-186 595z"><text:p/></draw:path><draw:path draw:style-name="gr57" draw:text-style-name="P71" svg:width="0.321cm" svg:height="0.182cm" svg:x="5.964cm" svg:y="2.75cm" svg:viewBox="0 0 322 183" svg:d="M0 183c44-130 58-183 58-183 0 0 158 28 138 23-19-6 126 33 126 33"><text:p/></draw:path><draw:path draw:style-name="gr57" draw:text-style-name="P71" svg:width="0.183cm" svg:height="0.234cm" svg:x="4.962cm" svg:y="2.436cm" svg:viewBox="0 0 184 235" svg:d="M137 235c38-139 47-193 47-193l-74-20-110-22"><text:p/></draw:path><draw:path draw:style-name="gr57" draw:text-style-name="P71" svg:width="0.225cm" svg:height="0.219cm" svg:x="5.41cm" svg:y="0.561cm" svg:viewBox="0 0 226 220" svg:d="M0 167c72 26 172 53 172 53l43-159 11-61"><text:p/></draw:path><draw:path draw:style-name="gr57" draw:text-style-name="P71" svg:width="0.2cm" svg:height="0.267cm" svg:x="6.516cm" svg:y="0.861cm" svg:viewBox="0 0 201 268" svg:d="M201 268c-94-25-201-54-201-54l58-183 15-31"><text:p/></draw:path></draw:g><draw:frame draw:style-name="gr58" draw:text-style-name="P70" svg:width="0.269cm" svg:height="0.414cm" svg:x="5.198cm" svg:y="0.138cm"><draw:text-box><text:p text:style-name="P52"><text:span text:style-name="T42">N</text:span></text:p></draw:text-box></draw:frame><draw:frame draw:style-name="gr59" draw:text-style-name="P70" svg:width="0.251cm" svg:height="0.414cm" svg:x="6.893cm" svg:y="0.607cm"><draw:text-box><text:p text:style-name="P52"><text:span text:style-name="T42">C</text:span></text:p></draw:text-box></draw:frame><draw:frame draw:style-name="gr60" draw:text-style-name="P70" svg:width="0.207cm" svg:height="0.414cm" svg:x="6.251cm" svg:y="2.98cm"><draw:text-box><text:p text:style-name="P52"><text:span text:style-name="T42">F</text:span></text:p></draw:text-box></draw:frame><draw:frame draw:style-name="gr61" draw:text-style-name="P70" svg:width="0.228cm" svg:height="0.414cm" svg:x="4.593cm" svg:y="2.495cm"><draw:text-box><text:p text:style-name="P52"><text:span text:style-name="T42">S</text:span></text:p></draw:text-box></draw:frame><draw:frame draw:style-name="gr56" draw:text-style-name="P70" svg:width="1.214cm" svg:height="0.414cm" draw:transform="rotate (1.33430421314967) translate (4.64784722222222cm 2.03905555555556cm)"><draw:text-box><text:p text:style-name="P52"><text:span text:style-name="T42">5</text:span><text:span text:style-name="T42"> </text:span><text:span text:style-name="T42">c</text:span><text:span text:style-name="T42">m</text:span></text:p></draw:text-box></draw:frame></draw:g></text:p>
        <text:p text:style-name="P22"><text:span text:style-name="_5f_pointillés_20_gris"><text:span text:style-name="T12">RATP</text:span></text:span><text:span text:style-name="_5f_pointillés_20_gris"><text:span text:style-name="T11"> : </text:span></text:span><text:span text:style-name="_5f_pointillés_20_gris"><text:span text:style-name="T3">…………………………………………………………</text:span></text:span></text:p>
        <text:p text:style-name="P22"><text:span text:style-name="_5f_pointillés_20_gris"><text:span text:style-name="T3">…………………………………………………………………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p text:style-name="P22"><text:span text:style-name="_5f_pointillés_20_gris"><text:span text:style-name="T12">SNCF</text:span></text:span><text:span text:style-name="_5f_pointillés_20_gris"><text:span text:style-name="T11"> :</text:span></text:span><text:span text:style-name="_5f_pointillés_20_gris"><text:span text:style-name="T3">…………………………………………………………</text:span></text:span></text:p>
        <text:p text:style-name="P22"><text:span text:style-name="_5f_pointillés_20_gris"><text:span text:style-name="T3">…………………………………………………………………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list xml:id="list203940041685115" text:continue-numbering="true" text:style-name="_5f_Numérotation_20_des_20_exercices_20_livrets">
          <text:list-item>
            <text:h text:style-name="P43" text:outline-level="1">Avec un codage (ter)</text:h>
          </text:list-item>
        </text:list>
        <text:p text:style-name="P29">Donne la nature <text:span text:style-name="T25">du</text:span> quadrilatère en justifiant puis calcule son périmètre.</text:p>
        <text:p text:style-name="P29"><draw:g text:anchor-type="paragraph" draw:z-index="12" draw:name="Shape19_0" draw:style-name="gr7"><draw:frame draw:style-name="gr25" draw:text-style-name="P61" svg:width="0.249cm" svg:height="0.414cm" svg:x="3.007cm" svg:y="0.958cm"><draw:text-box><text:p text:style-name="P52"><text:span text:style-name="T38">R</text:span></text:p></draw:text-box></draw:frame><draw:frame draw:style-name="gr26" draw:text-style-name="P61" svg:width="0.26cm" svg:height="0.414cm" svg:x="5.046cm" svg:y="0.203cm"><draw:text-box><text:p text:style-name="P52"><text:span text:style-name="T38">S</text:span></text:p></draw:text-box></draw:frame><draw:frame draw:style-name="gr27" draw:text-style-name="P61" svg:width="0.219cm" svg:height="0.414cm" svg:x="5.021cm" svg:y="1.817cm"><draw:text-box><text:p text:style-name="P52"><text:span text:style-name="T38">T</text:span></text:p></draw:text-box></draw:frame><draw:frame draw:style-name="gr28" draw:text-style-name="P61" svg:width="1.214cm" svg:height="0.414cm" svg:x="4.432cm" svg:y="0.757cm"><draw:text-box><text:p text:style-name="P52"><text:span text:style-name="T38">4,2 cm</text:span></text:p></draw:text-box></draw:frame><draw:frame draw:style-name="gr29" draw:text-style-name="P63" svg:width="0.879cm" svg:height="0.414cm" draw:transform="rotate (0.367566340470006) translate (3.63713888888889cm 0.560916666666667cm)"><draw:text-box><text:p text:style-name="P62"><text:span text:style-name="T38">3 cm</text:span></text:p></draw:text-box></draw:frame><draw:path draw:style-name="gr30" draw:text-style-name="P64" svg:width="1.704cm" svg:height="0.577cm" svg:x="3.286cm" svg:y="0.596cm" svg:viewBox="0 0 1705 578" svg:d="M0 576c124 17 259-92 376-129 127-41 252-71 377-118 122-46 259-123 388-129 173-9 114-93 294-71l188-94 82-35"><text:p/></draw:path><draw:path draw:style-name="gr31" draw:text-style-name="P64" svg:width="1.704cm" svg:height="0.577cm" svg:x="3.286cm" svg:y="0.596cm" svg:viewBox="0 0 1705 578" svg:d="M0 576c124 17 259-92 376-129 127-41 252-71 377-118 122-46 259-123 388-129 173-9 114-93 294-71l188-94 82-35"><text:p/></draw:path><draw:path draw:style-name="gr31" draw:text-style-name="P64" svg:width="1.727cm" svg:height="0.575cm" svg:x="5.013cm" svg:y="0.583cm" svg:viewBox="0 0 1728 576" svg:d="M0 0c114 81 267 67 389 129 128 65 243 114 376 165 116 45 387 118 493 129 129 36 109 65 247 71l129 47 94 35"><text:p/></draw:path><draw:path draw:style-name="gr31" draw:text-style-name="P64" svg:width="1.727cm" svg:height="0.587cm" svg:x="5.05cm" svg:y="1.171cm" svg:viewBox="0 0 1728 588" svg:d="M1728 0c-133 21-234 109-376 118-131 8-259 62-376 129-113 65-259 52-365 129-118 86-257 39-375 106l-118 72-118 34"><text:p/></draw:path><draw:path draw:style-name="gr31" draw:text-style-name="P64" svg:width="1.799cm" svg:height="0.587cm" svg:x="3.299cm" svg:y="1.171cm" svg:viewBox="0 0 1800 588" svg:d="M0 0c142 6 218 128 376 129 124 0 226 49 340 94 127 49 189 161 342 118 153 35 295 146 435 141l118 35 129 59 60 12"><text:p/></draw:path><draw:path draw:style-name="gr32" draw:text-style-name="P64" svg:width="3.398cm" svg:height="0.048cm" svg:x="3.346cm" svg:y="1.171cm" svg:viewBox="0 0 3399 49" svg:d="M0 0c125 3 250 1 376 12 120 10 243 0 365 0 125 0 250 0 376 0 124 0 251-4 376 0 121 3 242-5 365 23s249-14 376-11c123 3 244 18 366 23 124 5 268-47 388-12 160 47 129-47 270 0l141-23"><text:p/></draw:path><draw:frame draw:style-name="gr33" draw:text-style-name="P61" svg:width="0.262cm" svg:height="0.414cm" svg:x="6.986cm" svg:y="0.954cm"><draw:text-box><text:p text:style-name="P52"><text:span text:style-name="T38">U</text:span></text:p></draw:text-box></draw:frame><draw:line draw:style-name="gr34" draw:text-style-name="P64" svg:x1="4.064cm" svg:y1="0.813cm" svg:x2="4.274cm" svg:y2="0.935cm"><text:p/></draw:line><draw:line draw:style-name="gr34" draw:text-style-name="P64" svg:x1="5.674cm" svg:y1="1.442cm" svg:x2="5.884cm" svg:y2="1.564cm"><text:p/></draw:line><draw:line draw:style-name="gr34" draw:text-style-name="P64" svg:x1="5.681cm" svg:y1="0.952cm" svg:x2="5.851cm" svg:y2="0.783cm"><text:p/></draw:line><draw:line draw:style-name="gr34" draw:text-style-name="P64" svg:x1="4.415cm" svg:y1="1.661cm" svg:x2="4.585cm" svg:y2="1.492cm"><text:p/></draw:line></draw:g></text:p>
        <text:p text:style-name="P29"/>
        <text:p text:style-name="P29"/>
        <text:p text:style-name="P29"/>
        <text:p text:style-name="P22"><text:span text:style-name="_5f_pointillés_20_gris"><text:span text:style-name="T12">RSUT</text:span></text:span><text:span text:style-name="_5f_pointillés_20_gris"><text:span text:style-name="T11"> : </text:span></text:span><text:span text:style-name="_5f_pointillés_20_gris"><text:span text:style-name="T3">……………………………………………………….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p text:style-name="P25"><text:span text:style-name="_5f_pointillés_20_gris"><text:span text:style-name="T3">………………………………………………………………….</text:span></text:span></text:p>
        <text:list xml:id="list203941224050640" text:continue-numbering="true" text:style-name="_5f_Numérotation_20_des_20_exercices_20_livrets">
          <text:list-item>
            <text:h text:style-name="_5f_Titre_20_d_27_exercices_20_livret_20_avec_20_num_20_exo" text:outline-level="1">Avec des disque<text:span text:style-name="T31">s</text:span></text:h>
          </text:list-item>
        </text:list>
        <text:p text:style-name="P3">Calcule le périmètre (donne à chaque fois la valeur exacte, puis une valeur approchée au dixième près) :</text:p>
        <text:list xml:id="list203939873546640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13">D</text:span>’un disque de rayon 4 cm.</text:p>
              </text:list-item>
            </text:list>
          </text:list-item>
        </text:list>
        <text:p text:style-name="P23"><text:span text:style-name="_5f_pointillés_20_gris"><text:span text:style-name="T3">…………………………………………………………………</text:span></text:span></text:p>
        <text:p text:style-name="P23"><text:span text:style-name="_5f_pointillés_20_gris"><text:span text:style-name="T3">…………………………………………………………………</text:span></text:span></text:p>
        <text:p text:style-name="P23"><text:span text:style-name="_5f_pointillés_20_gris"><text:span text:style-name="T3">…………………………………………………………………</text:span></text:span></text:p>
        <text:list xml:id="list203941329062326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13">D</text:span>’un disque de diamètre 12 cm.</text:p>
              </text:list-item>
            </text:list>
          </text:list-item>
        </text:list>
        <text:p text:style-name="P23"><text:span text:style-name="_5f_pointillés_20_gris"><text:span text:style-name="T3">…………………………………………………………………</text:span></text:span></text:p>
        <text:p text:style-name="P23"><text:span text:style-name="_5f_pointillés_20_gris"><text:span text:style-name="T3">…………………………………………………………………</text:span></text:span></text:p>
        <text:p text:style-name="P23"><text:span text:style-name="_5f_pointillés_20_gris"><text:span text:style-name="T3">…………………………………………………………………</text:span></text:span></text:p>
        <text:list xml:id="list203940570794287" text:continue-numbering="true" text:style-name="_5f_Numérotation_20_des_20_exercices_20_livrets">
          <text:list-item>
            <text:h text:style-name="P44" text:outline-level="1"><text:soft-page-break/><text:span text:style-name="T19">Calcule le périmètre de chaque figure.<text:line-break/>(Attention, les figures ne sont pas </text:span><text:span text:style-name="T26">construites</text:span><text:span text:style-name="T19"> en vraie grandeur.)</text:span><text:span text:style-name="T18"> </text:span></text:h>
          </text:list-item>
        </text:list>
        <text:p text:style-name="P1"><draw:g text:anchor-type="paragraph" draw:z-index="16" draw:name="Shape11_0" draw:style-name="gr7"><draw:polygon draw:style-name="gr15" draw:text-style-name="P56" svg:width="4.067cm" svg:height="3.835cm" svg:x="0.534cm" svg:y="0.694cm" svg:viewBox="0 0 4068 3836" draw:points="0,3836 802,0 2407,1678 4068,779 2464,2997"><text:p/></draw:polygon><draw:frame draw:style-name="gr16" draw:text-style-name="P53" svg:width="1.881cm" svg:height="0.786cm" svg:x="1.635cm" svg:y="4.293cm"><draw:text-box><text:p text:style-name="P52"><text:span text:style-name="T35">Fig. A</text:span></text:p></draw:text-box></draw:frame><draw:line draw:style-name="gr10" draw:text-style-name="P54" svg:x1="3.279cm" svg:y1="2.315cm" svg:x2="3.336cm" svg:y2="2.015cm"><text:p/></draw:line><draw:line draw:style-name="gr10" draw:text-style-name="P54" svg:x1="2.303cm" svg:y1="1.536cm" svg:x2="2.017cm" svg:y2="1.596cm"><text:p/></draw:line><draw:line draw:style-name="gr10" draw:text-style-name="P54" svg:x1="2.368cm" svg:y1="1.596cm" svg:x2="2.082cm" svg:y2="1.656cm"><text:p/></draw:line><draw:line draw:style-name="gr10" draw:text-style-name="P54" svg:x1="2.368cm" svg:y1="1.596cm" svg:x2="2.082cm" svg:y2="1.656cm"><text:p/></draw:line><draw:line draw:style-name="gr10" draw:text-style-name="P54" svg:x1="2.42cm" svg:y1="1.653cm" svg:x2="2.134cm" svg:y2="1.713cm"><text:p/></draw:line><draw:line draw:style-name="gr10" draw:text-style-name="P54" svg:x1="2.303cm" svg:y1="1.536cm" svg:x2="2.017cm" svg:y2="1.596cm"><text:p/></draw:line><draw:line draw:style-name="gr10" draw:text-style-name="P54" svg:x1="2.368cm" svg:y1="1.596cm" svg:x2="2.082cm" svg:y2="1.656cm"><text:p/></draw:line><draw:line draw:style-name="gr10" draw:text-style-name="P54" svg:x1="2.368cm" svg:y1="1.596cm" svg:x2="2.082cm" svg:y2="1.656cm"><text:p/></draw:line><draw:line draw:style-name="gr10" draw:text-style-name="P54" svg:x1="2.42cm" svg:y1="1.653cm" svg:x2="2.134cm" svg:y2="1.713cm"><text:p/></draw:line><draw:line draw:style-name="gr10" draw:text-style-name="P54" svg:x1="3.466cm" svg:y1="2.225cm" svg:x2="3.523cm" svg:y2="1.925cm"><text:p/></draw:line><draw:line draw:style-name="gr10" draw:text-style-name="P54" svg:x1="3.376cm" svg:y1="2.277cm" svg:x2="3.433cm" svg:y2="1.977cm"><text:p/></draw:line><draw:line draw:style-name="gr10" draw:text-style-name="P54" svg:x1="1.107cm" svg:y1="2.494cm" svg:x2="0.878cm" svg:y2="2.315cm"><text:p/></draw:line><draw:line draw:style-name="gr10" draw:text-style-name="P54" svg:x1="1.107cm" svg:y1="2.571cm" svg:x2="0.878cm" svg:y2="2.392cm"><text:p/></draw:line><draw:line draw:style-name="gr10" draw:text-style-name="P54" svg:x1="3.795cm" svg:y1="2.794cm" svg:x2="3.681cm" svg:y2="2.554cm"><text:p/></draw:line><draw:line draw:style-name="gr10" draw:text-style-name="P54" svg:x1="3.743cm" svg:y1="2.854cm" svg:x2="3.629cm" svg:y2="2.614cm"><text:p/></draw:line><draw:line draw:style-name="gr10" draw:text-style-name="P54" svg:x1="1.563cm" svg:y1="4.293cm" svg:x2="1.449cm" svg:y2="4.053cm"><text:p/></draw:line><draw:line draw:style-name="gr10" draw:text-style-name="P54" svg:x1="1.636cm" svg:y1="4.293cm" svg:x2="1.522cm" svg:y2="4.053cm"><text:p/></draw:line><draw:frame draw:style-name="gr17" draw:text-style-name="P55" svg:width="2.797cm" svg:height="0.985cm" draw:transform="rotate (1.37147972621714) translate (0.153458333333333cm 2.91923611111111cm)"><draw:text-box><text:p text:style-name="P52"><text:span text:style-name="T36">6 cm</text:span></text:p></draw:text-box></draw:frame><draw:frame draw:style-name="gr18" draw:text-style-name="P55" svg:width="3.813cm" svg:height="1.221cm" draw:transform="rotate (-0.767072206251508) translate (2.01965277777778cm 0.34925cm)"><draw:text-box><text:p text:style-name="P52"><text:span text:style-name="T36">4,5 cm</text:span></text:p></draw:text-box></draw:frame></draw:g><draw:g text:anchor-type="paragraph" draw:z-index="17" draw:name="Shape10_0" draw:style-name="gr7"><draw:polygon draw:style-name="gr8" draw:text-style-name="P51" svg:width="4.114cm" svg:height="3.167cm" svg:x="4.99cm" svg:y="1.394cm" svg:viewBox="0 0 4115 3168" draw:points="0,2494 912,228 2744,0 4115,993 2541,3168"><text:p/></draw:polygon><draw:frame draw:style-name="gr9" draw:text-style-name="P53" svg:width="1.844cm" svg:height="0.77cm" svg:x="5.925cm" svg:y="4.561cm"><draw:text-box><text:p text:style-name="P52"><text:span text:style-name="T35">Fig. B</text:span></text:p></draw:text-box></draw:frame><draw:line draw:style-name="gr10" draw:text-style-name="P54" svg:x1="6.611cm" svg:y1="1.72cm" svg:x2="6.455cm" svg:y2="1.404cm"><text:p/></draw:line><draw:line draw:style-name="gr10" draw:text-style-name="P54" svg:x1="5.612cm" svg:y1="2.642cm" svg:x2="5.388cm" svg:y2="2.466cm"><text:p/></draw:line><draw:line draw:style-name="gr10" draw:text-style-name="P54" svg:x1="5.612cm" svg:y1="2.716cm" svg:x2="5.388cm" svg:y2="2.54cm"><text:p/></draw:line><draw:line draw:style-name="gr10" draw:text-style-name="P54" svg:x1="8.4cm" svg:y1="3.531cm" svg:x2="8.288cm" svg:y2="3.295cm"><text:p/></draw:line><draw:line draw:style-name="gr10" draw:text-style-name="P54" svg:x1="8.344cm" svg:y1="3.594cm" svg:x2="8.232cm" svg:y2="3.358cm"><text:p/></draw:line><draw:line draw:style-name="gr10" draw:text-style-name="P54" svg:x1="6.344cm" svg:y1="4.363cm" svg:x2="6.304cm" svg:y2="4.106cm"><text:p/></draw:line><draw:line draw:style-name="gr10" draw:text-style-name="P54" svg:x1="6.408cm" svg:y1="4.34cm" svg:x2="6.374cm" svg:y2="4.106cm"><text:p/></draw:line><draw:frame draw:style-name="gr11" draw:text-style-name="P55" svg:width="2.745cm" svg:height="0.966cm" draw:transform="rotate (1.19083814863573) translate (4.572cm 2.98626388888889cm)"><draw:text-box><text:p text:style-name="P52"><text:span text:style-name="T36">5,8 cm</text:span></text:p></draw:text-box></draw:frame><draw:frame draw:style-name="gr12" draw:text-style-name="P55" svg:width="3.742cm" svg:height="1.2cm" draw:transform="rotate (0.156730566829091) translate (5.61269444444444cm 0.934861111111111cm)"><draw:text-box><text:p text:style-name="P52"><text:span text:style-name="T36">4,2 cm</text:span></text:p></draw:text-box></draw:frame><draw:line draw:style-name="gr13" draw:text-style-name="P54" svg:x1="4.99cm" svg:y1="3.888cm" svg:x2="7.734cm" svg:y2="1.394cm"><text:p/></draw:line><draw:line draw:style-name="gr13" draw:text-style-name="P54" svg:x1="4.99cm" svg:y1="3.888cm" svg:x2="9.083cm" svg:y2="2.409cm"><text:p/></draw:line><draw:line draw:style-name="gr10" draw:text-style-name="P54" svg:x1="6.689cm" svg:y1="1.71cm" svg:x2="6.533cm" svg:y2="1.394cm"><text:p/></draw:line><draw:line draw:style-name="gr10" draw:text-style-name="P54" svg:x1="6.767cm" svg:y1="1.711cm" svg:x2="6.611cm" svg:y2="1.395cm"><text:p/></draw:line><draw:line draw:style-name="gr10" draw:text-style-name="P54" svg:x1="8.109cm" svg:y1="1.84cm" svg:x2="8.203cm" svg:y2="1.591cm"><text:p/></draw:line><draw:line draw:style-name="gr10" draw:text-style-name="P54" svg:x1="8.172cm" svg:y1="1.876cm" svg:x2="8.266cm" svg:y2="1.627cm"><text:p/></draw:line><draw:line draw:style-name="gr10" draw:text-style-name="P54" svg:x1="8.241cm" svg:y1="1.922cm" svg:x2="8.335cm" svg:y2="1.673cm"><text:p/></draw:line><draw:frame draw:style-name="gr14" draw:text-style-name="P55" svg:width="3.74cm" svg:height="1.198cm" draw:transform="rotate (0.355698101556444) translate (6.05543055555556cm 3.34080555555556cm)"><draw:text-box><text:p text:style-name="P52"><text:span text:style-name="T36">7,1 cm</text:span></text:p></draw:text-box></draw:frame><draw:frame draw:style-name="gr12" draw:text-style-name="P55" svg:width="3.742cm" svg:height="1.2cm" draw:transform="rotate (0.776322451287078) translate (5.36398611111111cm 2.73755555555556cm)"><draw:text-box><text:p text:style-name="P52"><text:span text:style-name="T36">6,5 cm</text:span></text:p></draw:text-box></draw:frame></draw:g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4"><text:span text:style-name="T15">Fig.A :</text:span> ……………………………………………………….</text:p>
        <text:p text:style-name="P24"><text:span text:style-name="_5f_pointillés_20_gris"><text:span text:style-name="T5">………………………………………………………………….</text:span></text:span></text:p>
        <text:p text:style-name="P24"><text:span text:style-name="_5f_pointillés_20_gris"><text:span text:style-name="T5">………………………………………………………………….</text:span></text:span></text:p>
        <text:p text:style-name="P15"><text:span text:style-name="T15">Fig.B :</text:span><text:span text:style-name="T7"> </text:span>……………………………………………………….</text:p>
        <text:p text:style-name="P15"><text:span text:style-name="_5f_pointillés_20_gris"><text:span text:style-name="T3">………………………………………………………………….</text:span></text:span></text:p>
        <text:p text:style-name="P24"><text:span text:style-name="_5f_pointillés_20_gris"><text:span text:style-name="T5">………………………………………………………………….</text:span></text:span></text:p>
        <text:list xml:id="list203940789107379" text:continue-numbering="true" text:style-name="_5f_Numérotation_20_des_20_exercices_20_livrets">
          <text:list-item>
            <text:h text:style-name="_5f_Titre_20_d_27_exercices_20_livret_20_avec_20_num_20_exo" text:outline-level="1"><text:s/><text:span text:style-name="_5f_livret">Avec des disques (bis)</text:span></text:h>
          </text:list-item>
        </text:list>
        <text:list xml:id="list3388727187" text:style-name="_5f_Numérotation_20_des_20_exercices_20_livrets_20_bis">
          <text:list-item>
            <text:list>
              <text:list-item text:start-value="2">
                <text:p text:style-name="P41">Reproduis ces figures en vraie grandeur</text:p>
              </text:list-item>
            </text:list>
          </text:list-item>
        </text:list>
        <text:p text:style-name="P30"><text:span text:style-name="T16"><text:s text:c="8"/>Fig.1</text:span><text:span text:style-name="T17"> <text:tab/> <text:s text:c="9"/></text:span><text:span text:style-name="T16">Fig.</text:span><text:span text:style-name="T23">2</text:span><text:span text:style-name="T17"> <text:tab/><text:tab/> </text:span><text:span text:style-name="T16">Fig.</text:span><text:span text:style-name="T23">3</text:span><text:span text:style-name="T17"> </text:span></text:p>
        <text:p text:style-name="_5f_Paragraphe_20_livret_20_"><draw:g text:anchor-type="char" draw:z-index="13" draw:name="Shape20" draw:style-name="gr19"><draw:custom-shape draw:style-name="gr23" draw:text-style-name="P60" svg:width="2.001cm" svg:height="2.001cm" svg:x="0.499cm" svg:y="0.021cm"><text:p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4" draw:text-style-name="P58" svg:width="0.706cm" svg:height="0.341cm" svg:x="1.658cm" svg:y="0.608cm"><draw:text-box><text:p text:style-name="P52"><text:span text:style-name="T37">4 cm</text:span></text:p></draw:text-box></draw:frame></draw:g><draw:g text:anchor-type="char" draw:z-index="14" draw:name="Shape21" draw:style-name="gr19"><draw:custom-shape draw:style-name="gr22" draw:text-style-name="P59" svg:width="2.001cm" svg:height="2.001cm" svg:x="3.177cm" svg:y="0.141cm"><text:p/><draw:enhanced-geometry draw:mirror-horizontal="true" draw:mirror-vertical="true" draw:glue-point-type="segments" draw:type="mso-spt100" draw:modifiers="-179.85281850484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1" draw:text-style-name="P58" svg:width="0.978cm" svg:height="0.332cm" svg:x="3.726cm" svg:y="1.192cm"><draw:text-box><text:p text:style-name="P52"><text:span text:style-name="T37">3,2 cm</text:span></text:p></draw:text-box></draw:frame></draw:g><draw:g text:anchor-type="char" draw:z-index="15" draw:name="Shape22" draw:style-name="gr19"><draw:custom-shape draw:style-name="gr20" draw:text-style-name="P57" svg:width="2.001cm" svg:height="1.922cm" svg:x="6.391cm" svg:y="0.058cm"><text:p/><draw:enhanced-geometry draw:mirror-vertical="true" draw:mirror-horizontal="true" draw:glue-point-type="segments" draw:type="mso-spt100" draw:modifiers="90.152093103749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1" draw:text-style-name="P58" svg:width="0.978cm" svg:height="0.332cm" svg:x="6.426cm" svg:y="1.226cm"><draw:text-box><text:p text:style-name="P52"><text:span text:style-name="T37">1,9 cm</text:span></text:p></draw:text-box></draw:frame></draw:g></text:p>
        <text:p text:style-name="_5f_Paragraphe_20_livret_20_"/>
        <text:p text:style-name="_5f_Paragraphe_20_livret_20_"/>
        <text:p text:style-name="_5f_Paragraphe_20_livret_20_"/>
        <text:p text:style-name="P27"><text:span text:style-name="T16">Fig.1</text:span><text:span text:style-name="T17"> :</text:span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27"><text:span text:style-name="T16">Fig.</text:span><text:span text:style-name="T22">2</text:span><text:span text:style-name="T17"> :</text:span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_5f_Paragraphe_20_livret_20_"/>
        <text:p text:style-name="_5f_Paragraphe_20_livret_20_"/>
        <text:p text:style-name="_5f_Paragraphe_20_livret_20_"/>
        <text:p text:style-name="P27"><text:span text:style-name="T16">Fig.</text:span><text:span text:style-name="T22">3</text:span><text:span text:style-name="T17"> :</text:span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list xml:id="list203941304455505" text:continue-numbering="true" text:style-name="_5f_Numérotation_20_des_20_exercices_20_livrets_20_bis">
          <text:list-item>
            <text:list>
              <text:list-item>
                <text:p text:style-name="P41"><text:span text:style-name="T14">C</text:span>alcule leur<text:span text:style-name="T32">s</text:span> périmètre<text:span text:style-name="T32">s</text:span> :</text:p>
              </text:list-item>
            </text:list>
          </text:list-item>
        </text:list>
        <text:p text:style-name="P28"><text:span text:style-name="T21">Fig.1</text:span><text:span text:style-name="T20"> :</text:span></text:p>
        <text:p text:style-name="P20"><text:span text:style-name="_5f_pointillés_20_gris"><text:span text:style-name="T4">…………………………………………………………………</text:span></text:span></text:p>
        <text:p text:style-name="P20"><text:span text:style-name="_5f_pointillés_20_gris"><text:span text:style-name="T4">…………………………………………………………………</text:span></text:span></text:p>
        <text:p text:style-name="P21"><text:span text:style-name="_5f_pointillés_20_gris"><text:span text:style-name="T4">…………………………………………………………………</text:span></text:span></text:p>
        <text:p text:style-name="P21"><text:span text:style-name="_5f_pointillés_20_gris"><text:span text:style-name="T4">…………………………………………………………………</text:span></text:span></text:p>
        <text:p text:style-name="P28"><text:span text:style-name="T21">Fig.</text:span><text:span text:style-name="T24">2</text:span><text:span text:style-name="T20"> :</text:span></text:p>
        <text:p text:style-name="P20"><text:span text:style-name="_5f_pointillés_20_gris"><text:span text:style-name="T4">…………………………………………………………………</text:span></text:span></text:p>
        <text:p text:style-name="P21"><text:span text:style-name="_5f_pointillés_20_gris"><text:span text:style-name="T4">…………………………………………………………………</text:span></text:span></text:p>
        <text:p text:style-name="P21"><text:span text:style-name="_5f_pointillés_20_gris"><text:span text:style-name="T4">…………………………………………………………………</text:span></text:span></text:p>
        <text:p text:style-name="P20"><text:span text:style-name="_5f_pointillés_20_gris"><text:span text:style-name="T4">…………………………………………………………………</text:span></text:span></text:p>
        <text:p text:style-name="P28"><text:span text:style-name="T21">Fig.</text:span><text:span text:style-name="T24">3</text:span><text:span text:style-name="T20"> :</text:span></text:p>
        <text:p text:style-name="P20"><text:span text:style-name="_5f_pointillés_20_gris"><text:span text:style-name="T4">…………………………………………………………………</text:span></text:span></text:p>
        <text:p text:style-name="P20"><text:span text:style-name="_5f_pointillés_20_gris"><text:span text:style-name="T4">…………………………………………………………………</text:span></text:span></text:p>
        <text:p text:style-name="P21"><text:span text:style-name="_5f_pointillés_20_gris"><text:span text:style-name="T4">…………………………………………………………………</text:span></text:span></text:p>
        <text:p text:style-name="P25"><text:span text:style-name="_5f_pointillés_20_gris"><text:span text:style-name="T5">…………………………………………………………………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3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1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e_5f_abc" style:display-name="liste_abc">
      <text:list-level-style-number text:level="1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officeooo:paragraph-rsid="0165dc3f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65dc3f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65dc3f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blanche" style:page-layout-name="Mpm10" style:next-style-name="Left_20_Page"/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6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7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</text:span><text:span text:style-name="MT1">rie </text:span><text:span text:style-name="MT1">1</text:span></text:p></draw:text-box></draw:frame><draw:line text:anchor-type="paragraph" draw:z-index="8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3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4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</text:span><text:span text:style-name="MT1">rie </text:span><text:span text:style-name="MT1">1</text:span></text:p></draw:text-box></draw:frame><draw:line text:anchor-type="paragraph" draw:z-index="5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6"><text:span text:style-name="MT2"><text:s text:c="15"/>Périmètres</text:span> : <text:span text:style-name="MT2">Calculs sur une figure</text:span> </text:p>
      </style:header>
      <style:footer>
        <text:h text:style-name="MP7" text:outline-level="1"><text:span text:style-name="MT2">Périmètres</text:span> : <text:span text:style-name="MT2">Calculs sur une figure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8"><text:span text:style-name="MT2"><text:s text:c="14"/>Périmètres</text:span> : <text:span text:style-name="MT2">Calculs sur une figure</text:span> </text:p>
      </style:header>
      <style:footer>
        <text:h text:style-name="MP9" text:outline-level="1"><text:span text:style-name="MT2">Périmètres</text:span> : <text:span text:style-name="MT2">Calculs sur une figure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T12H33M34S</meta:editing-duration>
    <meta:editing-cycles>98</meta:editing-cycles>
    <meta:generator>LibreOffice/7.0.0.3$Linux_X86_64 LibreOffice_project/8061b3e9204bef6b321a21033174034a5e2ea88e</meta:generator>
    <dc:date>2021-01-21T20:39:39.385561888</dc:date>
    <meta:document-statistic meta:table-count="0" meta:image-count="0" meta:object-count="0" meta:page-count="3" meta:paragraph-count="85" meta:word-count="261" meta:character-count="2531" meta:non-whitespace-character-count="2188"/>
    <meta:template xlink:type="simple" xlink:actuate="onRequest" xlink:title="cahier_M" xlink:href="../cahier_M.ott" meta:date="2020-12-21T12:40:50.778118149"/>
  </office:meta>
</office:document-meta>
</file>